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2d00e5f" officeooo:paragraph-rsid="032aa1da" style:font-name-complex="David CLM"/>
    </style:style>
    <style:style style:name="P4" style:family="paragraph" style:parent-style-name="Text_20_body">
      <style:paragraph-properties fo:line-height="100%" fo:text-align="start" style:justify-single-word="false" style:writing-mode="lr-tb"/>
      <style:text-properties style:font-name="David CLM" officeooo:rsid="068d6010" officeooo:paragraph-rsid="06a342b7" style:font-name-complex="David CLM"/>
    </style:style>
    <style:style style:name="P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text-position="9% 100%" style:font-name="Liberation Sans1" fo:font-size="12pt" officeooo:rsid="06bfd142" officeooo:paragraph-rsid="06bfd142" style:font-size-asian="12pt" style:font-name-complex="David CLM" style:font-size-complex="12pt"/>
    </style:style>
    <style:style style:name="P6" style:family="paragraph" style:parent-style-name="Text_20_body" style:list-style-name="L1">
      <style:text-properties officeooo:rsid="06bfd142" officeooo:paragraph-rsid="06bfd142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rsid="06c29e80" officeooo:paragraph-rsid="06c3940c"/>
    </style:style>
    <style:style style:name="P9" style:family="paragraph" style:parent-style-name="Text_20_body" style:list-style-name="L2">
      <style:text-properties officeooo:rsid="06c3940c" officeooo:paragraph-rsid="06c3940c"/>
    </style:style>
    <style:style style:name="P10" style:family="paragraph" style:parent-style-name="Text_20_body" style:list-style-name="L2">
      <style:text-properties officeooo:rsid="06c57f8b" officeooo:paragraph-rsid="06c57f8b"/>
    </style:style>
    <style:style style:name="P11" style:family="paragraph" style:parent-style-name="Text_20_body" style:list-style-name="L2">
      <style:text-properties officeooo:rsid="06c82673" officeooo:paragraph-rsid="06c82673"/>
    </style:style>
    <style:style style:name="P12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font-name="David CLM" officeooo:rsid="06bfd142" officeooo:paragraph-rsid="06bfd142" style:font-name-complex="David CLM"/>
    </style:style>
    <style:style style:name="T1" style:family="text">
      <style:text-properties officeooo:rsid="06c3940c"/>
    </style:style>
    <style:style style:name="T2" style:family="text">
      <style:text-properties officeooo:rsid="06c76c9f"/>
    </style:style>
    <style:style style:name="T3" style:family="text">
      <style:text-properties officeooo:rsid="06c83434"/>
    </style:style>
    <style:style style:name="T4" style:family="text">
      <style:text-properties fo:font-weight="bold" officeooo:rsid="06c83434" style:font-weight-asian="bold" style:font-weight-complex="bold"/>
    </style:style>
    <style:style style:name="T5" style:family="text">
      <style:text-properties fo:font-weight="normal" officeooo:rsid="06c83434" style:font-weight-asian="normal" style:font-weight-complex="normal"/>
    </style:style>
    <style:style style:name="T6" style:family="text">
      <style:text-properties fo:font-style="italic" fo:font-weight="normal" officeooo:rsid="06c83434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שיווי-משקל במכרזים</text:h>
      <text:p text:style-name="P5">[המשך יבוא - ראו במצגות]</text:p>
      <text:p text:style-name="Heading_20_2">נפלאות התבונה:</text:p>
      <text:list xml:id="list5094088257587831953" text:style-name="L1">
        <text:list-item>
          <text:p text:style-name="P6">ג'ון נאש ממציא את שיווי-משקל נאש בבאר: https://youtu.be/2d_dtTZQyUM</text:p>
        </text:list-item>
        <text:list-item>
          <text:p text:style-name="P6">אשלי הודג'סון מסבירה למה זה לא ש"מ נאש: https://youtu.be/DTcmmD_MWas</text:p>
        </text:list-item>
      </text:list>
      <text:p text:style-name="Heading_20_2">כדורי הזהב:</text:p>
      <text:list xml:id="list1896477324592299563" text:style-name="L2">
        <text:list-item>
          <text:p text:style-name="P8"><text:span text:style-name="T1">משחק א</text:span>: https://youtu.be/p3Uos2fzIJ0<text:span text:style-name="T1"> <text:s text:c="3"/></text:span></text:p>
        </text:list-item>
        <text:list-item>
          <text:p text:style-name="P9">משחק ב: https://youtu.be/RFthJv-sg54</text:p>
        </text:list-item>
        <text:list-item>
          <text:p text:style-name="P10">משחק ג: https://youtu.be/_iSVBa_9yJk</text:p>
        </text:list-item>
        <text:list-item>
          <text:p text:style-name="P11"><text:span text:style-name="T6">משחק ד</text:span>: https://youtu.be/9kuZjMf6J6g</text:p>
        </text:list-item>
        <text:list-item>
          <text:p text:style-name="P7">הגאון שפיצח את השיטה: https://youtu.be/S0qjK3TWZE8</text:p>
        </text:list-item>
      </text:list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08T14:25:34.686412071</dc:date>
    <meta:editing-duration>P13DT8H18M55S</meta:editing-duration>
    <meta:editing-cycles>1524</meta:editing-cycles>
    <meta:document-statistic meta:table-count="0" meta:image-count="0" meta:object-count="0" meta:page-count="1" meta:paragraph-count="13" meta:word-count="59" meta:character-count="429" meta:non-whitespace-character-count="386"/>
  </office:meta>
</office:document-meta>
</file>